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ffffff" loext:opacity="100%" style:font-name="Open Sans" fo:font-size="12pt" fo:letter-spacing="normal" fo:font-style="normal" style:text-underline-style="solid" style:text-underline-width="auto" style:text-underline-color="font-color" fo:font-weight="normal" fo:background-color="#50505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n.campograndeformacion.com/mod/assign/view.php?id=26102" text:style-name="Internet_20_link" text:visited-style-name="Visited_20_Internet_20_Link"><text:span text:style-name="T2">Tema 2. Apartado 2.1.1.<text:line-break/>"Descripción de las características que ofrecen las plantillas web en el desarrollo de una página"</text:span></text:a> </text:p>
      <text:p text:style-name="Standard"/>
      <text:p text:style-name="P2"><text:bookmark text:name="yui_3_17_2_1_1683140292878_49"/>Una plantilla también es conocida como template o theme, en inglés y consiste en una base prediseñada que se puede personalizar modificando la información básica, imágenes, colores, logotipo, ubicación de los elementos visuales…</text:p>
      <text:p text:style-name="P2">Estas plantillas son diseños realizados por empresas, diseñadores web, programadores o agencias cuyo objetivo es vender una especie de licencia de uso; hay plantillas gratuitas, pero tienen funciones limitadas. Le solicitamos:</text:p>
      <text:list text:style-name="L1">
        <text:list-item>
          <text:p text:style-name="P3">Investigue en internet sobre las posibilidades que ofrecen las plantillas web que hay disponibles.</text:p>
        </text:list-item>
        <text:list-item>
          <text:p text:style-name="P4">Describa las características que ofrecen en la elaboración de páginas con idéntico diseño.</text:p>
        </text:list-item>
      </text:list>
      <text:p text:style-name="P2"><text:line-break/></text:p>
      <text:p text:style-name="P2"><text:span text:style-name="T1">Actividad asociada al CE1.1 </text:span><text:line-break/>Describir las características que ofrecen las plantillas web en la elaboración de páginas web con idéntico diseño.<text:line-break/><text:span text:style-name="T1"><text:line-break/><text:line-break/>Duración</text:span>: 15’.</text:p>
      <text:p text:style-name="P2"><text:span text:style-name="T1">Criterios de corrección:</text:span> la valoración máxima de esta actividad es de 10 puntos repartidos entre los siguientes criterios:</text:p>
      <text:p text:style-name="P2"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1:17:13.814000000</meta:creation-date>
    <dc:date>2023-05-03T21:18:27.428000000</dc:date>
    <meta:editing-duration>PT1M14S</meta:editing-duration>
    <meta:editing-cycles>1</meta:editing-cycles>
    <meta:document-statistic meta:table-count="0" meta:image-count="0" meta:object-count="0" meta:page-count="1" meta:paragraph-count="9" meta:word-count="193" meta:character-count="1313" meta:non-whitespace-character-count="1121"/>
    <meta:generator>LibreOffice/7.5.0.3$Windows_X86_64 LibreOffice_project/c21113d003cd3efa8c53188764377a8272d9d6de</meta:generator>
  </office:meta>
</office:document-meta>
</file>